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0200000208ED5286D38FD89101.png" manifest:media-type="image/png"/>
  <manifest:file-entry manifest:full-path="Pictures/100002010000030200000208ECFE0A155DFBCB9A.png" manifest:media-type="image/png"/>
  <manifest:file-entry manifest:full-path="Pictures/1000020100000302000002084A1E9785CFDDC36C.png" manifest:media-type="image/png"/>
  <manifest:file-entry manifest:full-path="Pictures/100002010000012C000000A94A6F01C9339264D2.png" manifest:media-type="image/png"/>
  <manifest:file-entry manifest:full-path="Pictures/1000020100000302000002084B4DA3E29988AF49.png" manifest:media-type="image/png"/>
  <manifest:file-entry manifest:full-path="Pictures/10000201000003020000025850B20C674AAE5DCD.png" manifest:media-type="image/png"/>
  <manifest:file-entry manifest:full-path="Pictures/100002010000030200000208896CE55BD729D1CF.png" manifest:media-type="image/png"/>
  <manifest:file-entry manifest:full-path="Pictures/100002010000030200000208650FF112C6E0CD27.png" manifest:media-type="image/png"/>
  <manifest:file-entry manifest:full-path="Pictures/100002010000002000000020F75C45E8F889F3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46d0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-0.143cm, 11.568cm, 6.90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-0.079cm, 11.647cm, 7.03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-0.095cm, 11.568cm, 8.02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1.599cm, 6.957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-0.462cm, 11.548cm, 6.987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-0.095cm, 11.421cm, 6.98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-0.208cm, 11.712cm, 7.02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2" text:anchor-type="paragraph" svg:x="-0.296cm" svg:y="-1.058cm" svg:width="2.014cm" svg:height="2.408cm" draw:z-index="0"><draw:image xlink:href="Pictures/100002010000030200000208ECFE0A155DFBCB9A.png" xlink:type="simple" xlink:show="embed" xlink:actuate="onLoad"/></draw:frame><draw:frame draw:style-name="fr2" draw:name="Image3" text:anchor-type="paragraph" svg:x="3.29cm" svg:y="-2cm" svg:width="5.292cm" svg:height="2.981cm" draw:z-index="1"><draw:image xlink:href="Pictures/100002010000012C000000A94A6F01C9339264D2.png" xlink:type="simple" xlink:show="embed" xlink:actuate="onLoad"/></draw:frame><draw:frame draw:style-name="fr3" draw:name="Image4" text:anchor-type="paragraph" svg:x="5.129cm" svg:y="-0.977cm" svg:width="1.935cm" svg:height="2.215cm" draw:z-index="2"><draw:image xlink:href="Pictures/1000020100000302000002084B4DA3E29988AF49.png" xlink:type="simple" xlink:show="embed" xlink:actuate="onLoad"/></draw:frame><draw:frame draw:style-name="fr2" draw:name="Image5" text:anchor-type="paragraph" svg:x="8.58cm" svg:y="-2cm" svg:width="5.292cm" svg:height="2.981cm" draw:z-index="3"><draw:image xlink:href="Pictures/100002010000012C000000A94A6F01C9339264D2.png" xlink:type="simple" xlink:show="embed" xlink:actuate="onLoad"/></draw:frame><draw:frame draw:style-name="fr4" draw:name="Image6" text:anchor-type="paragraph" svg:x="10.784cm" svg:y="-1.203cm" svg:width="2.014cm" svg:height="2.648cm" draw:z-index="4"><draw:image xlink:href="Pictures/10000201000003020000025850B20C674AAE5DCD.png" xlink:type="simple" xlink:show="embed" xlink:actuate="onLoad"/></draw:frame><draw:frame draw:style-name="fr2" draw:name="Image7" text:anchor-type="paragraph" svg:x="13.709cm" svg:y="-2cm" svg:width="5.292cm" svg:height="2.981cm" draw:z-index="5"><draw:image xlink:href="Pictures/100002010000012C000000A94A6F01C9339264D2.png" xlink:type="simple" xlink:show="embed" xlink:actuate="onLoad"/></draw:frame><draw:frame draw:style-name="fr5" draw:name="Image8" text:anchor-type="paragraph" svg:x="15.752cm" svg:y="-0.912cm" svg:width="1.983cm" svg:height="2.215cm" draw:z-index="6"><draw:image xlink:href="Pictures/100002010000030200000208896CE55BD729D1CF.png" xlink:type="simple" xlink:show="embed" xlink:actuate="onLoad"/></draw:frame><draw:frame draw:style-name="fr2" draw:name="Image9" text:anchor-type="paragraph" svg:x="-1.984cm" svg:y="1.319cm" svg:width="5.292cm" svg:height="2.981cm" draw:z-index="7"><draw:image xlink:href="Pictures/100002010000012C000000A94A6F01C9339264D2.png" xlink:type="simple" xlink:show="embed" xlink:actuate="onLoad"/></draw:frame><draw:frame draw:style-name="fr6" draw:name="Image10" text:anchor-type="paragraph" svg:x="-0.182cm" svg:y="1.813cm" svg:width="2.032cm" svg:height="2.648cm" draw:z-index="8"><draw:image xlink:href="Pictures/1000020100000302000002084A1E9785CFDDC36C.png" xlink:type="simple" xlink:show="embed" xlink:actuate="onLoad"/></draw:frame><draw:frame draw:style-name="fr7" draw:name="Image12" text:anchor-type="paragraph" svg:x="5.274cm" svg:y="2.15cm" svg:width="2.159cm" svg:height="2.279cm" draw:z-index="9"><draw:image xlink:href="Pictures/100002010000030200000208ED5286D38FD89101.png" xlink:type="simple" xlink:show="embed" xlink:actuate="onLoad"/></draw:frame><draw:frame draw:style-name="fr2" draw:name="Image11" text:anchor-type="paragraph" svg:x="3.306cm" svg:y="1.319cm" svg:width="5.292cm" svg:height="2.981cm" draw:z-index="10"><draw:image xlink:href="Pictures/100002010000012C000000A94A6F01C9339264D2.png" xlink:type="simple" xlink:show="embed" xlink:actuate="onLoad"/></draw:frame><draw:frame draw:style-name="fr8" draw:name="Image14" text:anchor-type="paragraph" svg:x="10.405cm" svg:y="2.134cm" svg:width="1.87cm" svg:height="2.36cm" draw:z-index="11"><draw:image xlink:href="Pictures/100002010000030200000208650FF112C6E0CD27.png" xlink:type="simple" xlink:show="embed" xlink:actuate="onLoad"/></draw:frame><draw:frame draw:style-name="fr2" draw:name="Image13" text:anchor-type="paragraph" svg:x="8.595cm" svg:y="1.319cm" svg:width="5.292cm" svg:height="2.981cm" draw:z-index="12"><draw:image xlink:href="Pictures/100002010000012C000000A94A6F01C9339264D2.png" xlink:type="simple" xlink:show="embed" xlink:actuate="onLoad"/></draw:frame><draw:frame draw:style-name="fr2" draw:name="Image15" text:anchor-type="paragraph" svg:x="13.709cm" svg:y="1.319cm" svg:width="5.292cm" svg:height="2.981cm" draw:z-index="13"><draw:image xlink:href="Pictures/100002010000012C000000A94A6F01C9339264D2.png" xlink:type="simple" xlink:show="embed" xlink:actuate="onLoad"/></draw:frame><draw:frame draw:style-name="fr1" draw:name="Image16" text:anchor-type="paragraph" svg:x="15.642cm" svg:y="2.261cm" svg:width="2.014cm" svg:height="2.408cm" draw:z-index="14"><draw:image xlink:href="Pictures/100002010000030200000208ECFE0A155DFBCB9A.png" xlink:type="simple" xlink:show="embed" xlink:actuate="onLoad"/></draw:frame><draw:frame draw:style-name="fr2" draw:name="Image17" text:anchor-type="paragraph" svg:x="8.218cm" svg:y="-1.744cm" svg:width="0.564cm" svg:height="0.564cm" draw:z-index="15"><draw:image xlink:href="Pictures/100002010000002000000020F75C45E8F889F397.png" xlink:type="simple" xlink:show="embed" xlink:actuate="onLoad"/></draw:frame><draw:frame draw:style-name="fr2" draw:name="Image18" text:anchor-type="paragraph" svg:x="8.266cm" svg:y="-0.942cm" svg:width="0.564cm" svg:height="0.564cm" draw:z-index="16"><draw:image xlink:href="Pictures/100002010000002000000020F75C45E8F889F397.png" xlink:type="simple" xlink:show="embed" xlink:actuate="onLoad"/></draw:frame><draw:frame draw:style-name="fr2" draw:name="Image19" text:anchor-type="paragraph" svg:x="8.266cm" svg:y="-0.157cm" svg:width="0.564cm" svg:height="0.564cm" draw:z-index="17"><draw:image xlink:href="Pictures/100002010000002000000020F75C45E8F889F397.png" xlink:type="simple" xlink:show="embed" xlink:actuate="onLoad"/></draw:frame><draw:frame draw:style-name="fr2" draw:name="Image20" text:anchor-type="paragraph" svg:x="8.25cm" svg:y="0.63cm" svg:width="0.564cm" svg:height="0.564cm" draw:z-index="18"><draw:image xlink:href="Pictures/100002010000002000000020F75C45E8F889F397.png" xlink:type="simple" xlink:show="embed" xlink:actuate="onLoad"/></draw:frame><draw:frame draw:style-name="fr2" draw:name="Image22" text:anchor-type="paragraph" svg:x="8.218cm" svg:y="-1.744cm" svg:width="0.564cm" svg:height="0.564cm" draw:z-index="19"><draw:image xlink:href="Pictures/100002010000002000000020F75C45E8F889F397.png" xlink:type="simple" xlink:show="embed" xlink:actuate="onLoad"/></draw:frame><draw:frame draw:style-name="fr2" draw:name="Image21" text:anchor-type="paragraph" svg:x="8.299cm" svg:y="1.446cm" svg:width="0.564cm" svg:height="0.564cm" draw:z-index="20"><draw:image xlink:href="Pictures/100002010000002000000020F75C45E8F889F397.png" xlink:type="simple" xlink:show="embed" xlink:actuate="onLoad"/></draw:frame><draw:frame draw:style-name="fr2" draw:name="Image23" text:anchor-type="paragraph" svg:x="8.297cm" svg:y="2.233cm" svg:width="0.564cm" svg:height="0.564cm" draw:z-index="21"><draw:image xlink:href="Pictures/100002010000002000000020F75C45E8F889F397.png" xlink:type="simple" xlink:show="embed" xlink:actuate="onLoad"/></draw:frame><draw:frame draw:style-name="fr2" draw:name="Image24" text:anchor-type="paragraph" svg:x="8.297cm" svg:y="3.002cm" svg:width="0.564cm" svg:height="0.564cm" draw:z-index="22"><draw:image xlink:href="Pictures/100002010000002000000020F75C45E8F889F397.png" xlink:type="simple" xlink:show="embed" xlink:actuate="onLoad"/></draw:frame><draw:frame draw:style-name="fr2" draw:name="Image25" text:anchor-type="paragraph" svg:x="3.007cm" svg:y="-1.873cm" svg:width="0.564cm" svg:height="0.564cm" draw:z-index="23"><draw:image xlink:href="Pictures/100002010000002000000020F75C45E8F889F397.png" xlink:type="simple" xlink:show="embed" xlink:actuate="onLoad"/></draw:frame><draw:frame draw:style-name="fr2" draw:name="Image26" text:anchor-type="paragraph" svg:x="3.006cm" svg:y="-1.15cm" svg:width="0.564cm" svg:height="0.564cm" draw:z-index="24"><draw:image xlink:href="Pictures/100002010000002000000020F75C45E8F889F397.png" xlink:type="simple" xlink:show="embed" xlink:actuate="onLoad"/></draw:frame><draw:frame draw:style-name="fr2" draw:name="Image27" text:anchor-type="paragraph" svg:x="3.007cm" svg:y="-0.413cm" svg:width="0.564cm" svg:height="0.564cm" draw:z-index="25"><draw:image xlink:href="Pictures/100002010000002000000020F75C45E8F889F397.png" xlink:type="simple" xlink:show="embed" xlink:actuate="onLoad"/></draw:frame><draw:frame draw:style-name="fr2" draw:name="Image28" text:anchor-type="paragraph" svg:x="2.992cm" svg:y="0.325cm" svg:width="0.564cm" svg:height="0.564cm" draw:z-index="26"><draw:image xlink:href="Pictures/100002010000002000000020F75C45E8F889F397.png" xlink:type="simple" xlink:show="embed" xlink:actuate="onLoad"/></draw:frame><draw:frame draw:style-name="fr2" draw:name="Image29" text:anchor-type="paragraph" svg:x="3.007cm" svg:y="1.141cm" svg:width="0.564cm" svg:height="0.564cm" draw:z-index="27"><draw:image xlink:href="Pictures/100002010000002000000020F75C45E8F889F397.png" xlink:type="simple" xlink:show="embed" xlink:actuate="onLoad"/></draw:frame><draw:frame draw:style-name="fr2" draw:name="Image30" text:anchor-type="paragraph" svg:x="3.007cm" svg:y="1.928cm" svg:width="0.564cm" svg:height="0.564cm" draw:z-index="28"><draw:image xlink:href="Pictures/100002010000002000000020F75C45E8F889F397.png" xlink:type="simple" xlink:show="embed" xlink:actuate="onLoad"/></draw:frame><draw:frame draw:style-name="fr2" draw:name="Image31" text:anchor-type="paragraph" svg:x="2.974cm" svg:y="2.745cm" svg:width="0.564cm" svg:height="0.564cm" draw:z-index="29"><draw:image xlink:href="Pictures/100002010000002000000020F75C45E8F889F397.png" xlink:type="simple" xlink:show="embed" xlink:actuate="onLoad"/></draw:frame><draw:frame draw:style-name="fr2" draw:name="Image32" text:anchor-type="paragraph" svg:x="2.974cm" svg:y="3.563cm" svg:width="0.564cm" svg:height="0.564cm" draw:z-index="30"><draw:image xlink:href="Pictures/100002010000002000000020F75C45E8F889F397.png" xlink:type="simple" xlink:show="embed" xlink:actuate="onLoad"/></draw:frame><draw:frame draw:style-name="fr2" draw:name="Image33" text:anchor-type="paragraph" svg:x="13.462cm" svg:y="-1.762cm" svg:width="0.564cm" svg:height="0.564cm" draw:z-index="31"><draw:image xlink:href="Pictures/100002010000002000000020F75C45E8F889F397.png" xlink:type="simple" xlink:show="embed" xlink:actuate="onLoad"/></draw:frame><draw:frame draw:style-name="fr2" draw:name="Image34" text:anchor-type="paragraph" svg:x="13.462cm" svg:y="-1.023cm" svg:width="0.564cm" svg:height="0.564cm" draw:z-index="32"><draw:image xlink:href="Pictures/100002010000002000000020F75C45E8F889F397.png" xlink:type="simple" xlink:show="embed" xlink:actuate="onLoad"/></draw:frame><draw:frame draw:style-name="fr2" draw:name="Image35" text:anchor-type="paragraph" svg:x="13.444cm" svg:y="-0.27cm" svg:width="0.564cm" svg:height="0.564cm" draw:z-index="33"><draw:image xlink:href="Pictures/100002010000002000000020F75C45E8F889F397.png" xlink:type="simple" xlink:show="embed" xlink:actuate="onLoad"/></draw:frame><draw:frame draw:style-name="fr2" draw:name="Image36" text:anchor-type="paragraph" svg:x="13.46cm" svg:y="0.499cm" svg:width="0.564cm" svg:height="0.564cm" draw:z-index="34"><draw:image xlink:href="Pictures/100002010000002000000020F75C45E8F889F397.png" xlink:type="simple" xlink:show="embed" xlink:actuate="onLoad"/></draw:frame><draw:frame draw:style-name="fr2" draw:name="Image37" text:anchor-type="paragraph" svg:x="13.446cm" svg:y="1.319cm" svg:width="0.564cm" svg:height="0.564cm" draw:z-index="35"><draw:image xlink:href="Pictures/100002010000002000000020F75C45E8F889F397.png" xlink:type="simple" xlink:show="embed" xlink:actuate="onLoad"/></draw:frame><draw:frame draw:style-name="fr2" draw:name="Image38" text:anchor-type="paragraph" svg:x="13.413cm" svg:y="2.088cm" svg:width="0.564cm" svg:height="0.564cm" draw:z-index="36"><draw:image xlink:href="Pictures/100002010000002000000020F75C45E8F889F397.png" xlink:type="simple" xlink:show="embed" xlink:actuate="onLoad"/></draw:frame><draw:frame draw:style-name="fr2" draw:name="Image39" text:anchor-type="paragraph" svg:x="13.43cm" svg:y="2.891cm" svg:width="0.564cm" svg:height="0.564cm" draw:z-index="37"><draw:image xlink:href="Pictures/100002010000002000000020F75C45E8F889F397.png" xlink:type="simple" xlink:show="embed" xlink:actuate="onLoad"/></draw:frame><draw:frame draw:style-name="fr2" draw:name="Image40" text:anchor-type="paragraph" svg:x="13.414cm" svg:y="3.627cm" svg:width="0.564cm" svg:height="0.564cm" draw:z-index="38"><draw:image xlink:href="Pictures/100002010000002000000020F75C45E8F889F397.png" xlink:type="simple" xlink:show="embed" xlink:actuate="onLoad"/></draw:frame><draw:frame draw:style-name="fr2" draw:name="Image41" text:anchor-type="paragraph" svg:x="8.331cm" svg:y="3.736cm" svg:width="0.564cm" svg:height="0.564cm" draw:z-index="39"><draw:image xlink:href="Pictures/100002010000002000000020F75C45E8F889F397.png" xlink:type="simple" xlink:show="embed" xlink:actuate="onLoad"/></draw:frame><draw:frame draw:style-name="fr2" draw:name="Image1" text:anchor-type="paragraph" svg:x="-1.984cm" svg:y="4.397cm" svg:width="5.292cm" svg:height="2.981cm" draw:z-index="40"><draw:image xlink:href="Pictures/100002010000012C000000A94A6F01C9339264D2.png" xlink:type="simple" xlink:show="embed" xlink:actuate="onLoad"/></draw:frame><draw:frame draw:style-name="fr6" draw:name="Image42" text:anchor-type="paragraph" svg:x="-0.229cm" svg:y="4.909cm" svg:width="2.032cm" svg:height="2.648cm" draw:z-index="41"><draw:image xlink:href="Pictures/1000020100000302000002084A1E9785CFDDC36C.png" xlink:type="simple" xlink:show="embed" xlink:actuate="onLoad"/></draw:frame><draw:frame draw:style-name="fr2" draw:name="Image43" text:anchor-type="paragraph" svg:x="3.306cm" svg:y="4.397cm" svg:width="5.292cm" svg:height="2.981cm" draw:z-index="42"><draw:image xlink:href="Pictures/100002010000012C000000A94A6F01C9339264D2.png" xlink:type="simple" xlink:show="embed" xlink:actuate="onLoad"/></draw:frame><draw:frame draw:style-name="fr3" draw:name="Image44" text:anchor-type="paragraph" svg:x="5.129cm" svg:y="5.387cm" svg:width="1.935cm" svg:height="2.215cm" draw:z-index="43"><draw:image xlink:href="Pictures/1000020100000302000002084B4DA3E29988AF49.png" xlink:type="simple" xlink:show="embed" xlink:actuate="onLoad"/></draw:frame><draw:frame draw:style-name="fr2" draw:name="Image45" text:anchor-type="paragraph" svg:x="8.595cm" svg:y="4.397cm" svg:width="5.292cm" svg:height="2.981cm" draw:z-index="44"><draw:image xlink:href="Pictures/100002010000012C000000A94A6F01C9339264D2.png" xlink:type="simple" xlink:show="embed" xlink:actuate="onLoad"/></draw:frame><draw:frame draw:style-name="fr4" draw:name="Image46" text:anchor-type="paragraph" svg:x="10.56cm" svg:y="5.258cm" svg:width="2.014cm" svg:height="2.648cm" draw:z-index="45"><draw:image xlink:href="Pictures/10000201000003020000025850B20C674AAE5DCD.png" xlink:type="simple" xlink:show="embed" xlink:actuate="onLoad"/></draw:frame><draw:frame draw:style-name="fr2" draw:name="Image47" text:anchor-type="paragraph" svg:x="13.707cm" svg:y="4.397cm" svg:width="5.292cm" svg:height="2.981cm" draw:z-index="46"><draw:image xlink:href="Pictures/100002010000012C000000A94A6F01C9339264D2.png" xlink:type="simple" xlink:show="embed" xlink:actuate="onLoad"/></draw:frame><draw:frame draw:style-name="fr5" draw:name="Image48" text:anchor-type="paragraph" svg:x="15.656cm" svg:y="5.454cm" svg:width="1.983cm" svg:height="2.215cm" draw:z-index="47"><draw:image xlink:href="Pictures/100002010000030200000208896CE55BD729D1CF.png" xlink:type="simple" xlink:show="embed" xlink:actuate="onLoad"/></draw:frame><draw:frame draw:style-name="fr2" draw:name="Image49" text:anchor-type="paragraph" svg:x="-2cm" svg:y="-2cm" svg:width="5.292cm" svg:height="2.981cm" draw:z-index="48"><draw:image xlink:href="Pictures/100002010000012C000000A94A6F01C9339264D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8:53:26.482000000</meta:creation-date>
    <dc:date>2018-01-28T20:04:31.927000000</dc:date>
    <meta:editing-duration>PT1H10M19S</meta:editing-duration>
    <meta:editing-cycles>8</meta:editing-cycles>
    <meta:generator>LibreOffice/5.3.7.2$Windows_X86_64 LibreOffice_project/6b8ed514a9f8b44d37a1b96673cbbdd077e24059</meta:generator>
    <meta:print-date>2018-01-28T19:58:59.737000000</meta:print-date>
    <meta:document-statistic meta:table-count="0" meta:image-count="49" meta:object-count="0" meta:page-count="1" meta:paragraph-count="0" meta:word-count="0" meta:character-count="0" meta:non-whitespace-character-count="0"/>
  </office:meta>
</office:document-meta>
</file>